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A0000003853851DFA47A1D4DA.png" manifest:media-type="image/png"/>
  <manifest:file-entry manifest:full-path="Pictures/10000201000001AD000000319080F3D6C389802B.png" manifest:media-type="image/png"/>
  <manifest:file-entry manifest:full-path="Pictures/100002010000015E0000002B8373D1293AAD62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0.75cm" fo:min-width="2.884cm"/>
      <style:paragraph-properties style:writing-mode="lr-tb"/>
    </style:style>
    <style:style style:name="gr2" style:family="graphic" style:parent-style-name="standard">
      <style:graphic-properties draw:fill="solid" draw:fill-color="#b4c7dc" draw:textarea-horizontal-align="justify" draw:textarea-vertical-align="middle" draw:auto-grow-height="false" fo:min-height="0.85cm" fo:min-width="2.884cm"/>
      <style:paragraph-properties style:writing-mode="lr-tb"/>
    </style:style>
    <style:style style:name="gr3" style:family="graphic" style:parent-style-name="standard">
      <style:graphic-properties draw:fill="solid" draw:fill-color="#81d41a" draw:textarea-horizontal-align="justify" draw:textarea-vertical-align="middle" draw:auto-grow-height="false" fo:min-height="0.6cm" fo:min-width="1.552cm"/>
      <style:paragraph-properties style:writing-mode="lr-tb"/>
    </style:style>
    <style:style style:name="gr4" style:family="graphic" style:parent-style-name="standard">
      <style:graphic-properties draw:fill="solid" draw:fill-color="#81d41a" draw:textarea-horizontal-align="justify" draw:textarea-vertical-align="middle" draw:auto-grow-height="false" fo:min-height="0.6cm" fo:min-width="3.601cm"/>
      <style:paragraph-properties style:writing-mode="lr-tb"/>
    </style:style>
    <style:style style:name="gr5" style:family="graphic" style:parent-style-name="standard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3.25cm" fo:min-width="6.3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3cm" draw:fill="solid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fill="solid" draw:fill-color="#b4c7dc" draw:textarea-horizontal-align="justify" draw:textarea-vertical-align="middle" draw:auto-grow-height="false" fo:min-height="0.75cm" fo:min-width="2.765cm"/>
      <style:paragraph-properties style:writing-mode="lr-tb"/>
    </style:style>
    <style:style style:name="gr11" style:family="graphic" style:parent-style-name="standard">
      <style:graphic-properties draw:fill="solid" draw:fill-color="#b4c7dc" draw:textarea-horizontal-align="justify" draw:textarea-vertical-align="middle" draw:auto-grow-height="false" fo:min-height="0.85cm" fo:min-width="2.765cm"/>
      <style:paragraph-properties style:writing-mode="lr-tb"/>
    </style:style>
    <style:style style:name="gr12" style:family="graphic" style:parent-style-name="standard">
      <style:graphic-properties draw:stroke="dash" draw:stroke-dash="Dashed_20__28_var_29_" svg:stroke-width="0cm" draw:marker-start-width="0.2cm" draw:marker-end-width="0.2cm" draw:fill="none" draw:textarea-horizontal-align="justify" draw:textarea-vertical-align="middle" draw:auto-grow-height="false" fo:min-height="2.494cm" fo:min-width="3.148cm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Dashed_20__28_var_29_" svg:stroke-width="0cm" draw:marker-start-width="0.2cm" draw:marker-end-width="0.2cm" draw:fill="none" draw:textarea-horizontal-align="justify" draw:textarea-vertical-align="middle" draw:auto-grow-height="false" fo:min-height="2.494cm" fo:min-width="3.019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fill="solid" draw:fill-color="#81d41a" draw:textarea-horizontal-align="justify" draw:textarea-vertical-align="middle" draw:auto-grow-height="false" fo:min-height="0.6cm" fo:min-width="1.548cm"/>
      <style:paragraph-properties style:writing-mode="lr-tb"/>
    </style:style>
    <style:style style:name="gr17" style:family="graphic" style:parent-style-name="standard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3.25cm" fo:min-width="4.6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objectwithoutfill">
      <style:graphic-properties svg:stroke-width="0.1cm" draw:marker-start="" draw:marker-start-width="0.45cm" draw:marker-end="Arrow" draw:marker-end-width="0.45cm" draw:fill="solid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.666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auto-grow-height="true" draw:auto-grow-width="false" fo:max-height="0cm" fo:min-height="0.161cm"/>
      <style:paragraph-properties style:writing-mode="lr-tb"/>
    </style:style>
    <style:style style:name="gr22" style:family="graphic" style:parent-style-name="standard">
      <style:graphic-properties draw:fill="solid" draw:fill-color="#81d41a" draw:textarea-horizontal-align="justify" draw:textarea-vertical-align="middle" draw:auto-grow-height="false" fo:min-height="0.6cm" fo:min-width="1.547cm"/>
      <style:paragraph-properties style:writing-mode="lr-tb"/>
    </style:style>
    <style:style style:name="gr23" style:family="graphic" style:parent-style-name="standard">
      <style:graphic-properties draw:fill="solid" draw:fill-color="#ff1744" draw:opacity="40%" draw:textarea-horizontal-align="justify" draw:textarea-vertical-align="middle" draw:auto-grow-height="false" fo:min-height="0.769cm" fo:min-width="1.202cm" draw:shadow-opacity="40%"/>
    </style:style>
    <style:style style:name="gr24" style:family="graphic" style:parent-style-name="standard">
      <style:graphic-properties draw:opacity="50%" draw:textarea-horizontal-align="justify" draw:textarea-vertical-align="middle" draw:auto-grow-height="false" fo:min-height="0.74cm" fo:min-width="3.036cm" draw:shadow-opacity="50%"/>
    </style:style>
    <style:style style:name="gr25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svg:stroke-width="0.05cm" draw:marker-start="Arrow" draw:marker-start-width="0.28cm" draw:marker-end="" draw:marker-end-width="0.53cm" draw:fill="solid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0.874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0.149cm"/>
      <style:paragraph-properties style:writing-mode="lr-tb"/>
    </style:style>
    <style:style style:name="gr30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1" style:family="graphic" style:parent-style-name="standard">
      <style:graphic-properties draw:fill="solid" draw:fill-color="#8bc34a" draw:textarea-horizontal-align="justify" draw:textarea-vertical-align="middle" draw:auto-grow-height="false" fo:min-height="0.95cm" fo:min-width="3.1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95cm" fo:min-width="3.1cm"/>
      <style:paragraph-properties style:writing-mode="lr-tb"/>
    </style:style>
    <style:style style:name="gr33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b4c7dc"/>
      <style:paragraph-properties fo:text-align="center" style:writing-mode="lr-tb"/>
    </style:style>
    <style:style style:name="P3" style:family="paragraph">
      <loext:graphic-properties draw:fill="solid" draw:fill-color="#81d41a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40pt" fo:font-style="italic" style:font-size-asian="40pt" style:font-style-asian="italic" style:font-size-complex="40pt" style:font-style-complex="italic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text-align="start" fo:text-indent="0.4cm"/>
    </style:style>
    <style:style style:name="P11" style:family="paragraph">
      <loext:graphic-properties draw:fill="none" draw:fill-color="#ffffff"/>
      <style:paragraph-properties fo:margin-left="0cm" fo:margin-right="0cm" fo:text-align="start" fo:text-indent="0.4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solid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solid" draw:fill-color="#ff1744" draw:opacity="40%"/>
      <style:paragraph-properties fo:text-align="center"/>
    </style:style>
    <style:style style:name="P14" style:family="paragraph">
      <loext:graphic-properties draw:opacity="50%"/>
      <style:paragraph-properties fo:text-align="center"/>
    </style:style>
    <style:style style:name="P15" style:family="paragraph">
      <loext:graphic-properties draw:fill="solid" draw:fill-color="#ffff00"/>
      <style:paragraph-properties fo:text-align="center"/>
    </style:style>
    <style:style style:name="P16" style:family="paragraph">
      <loext:graphic-properties draw:fill="none" draw:fill-color="#ffffff"/>
      <style:text-properties fo:font-size="9pt" style:font-size-asian="9pt" style:font-size-complex="9pt"/>
    </style:style>
    <style:style style:name="P17" style:family="paragraph">
      <style:paragraph-properties fo:text-align="center"/>
      <style:text-properties style:text-underline-style="none"/>
    </style:style>
    <style:style style:name="P18" style:family="paragraph">
      <loext:graphic-properties draw:fill="none" draw:fill-color="#ffffff"/>
      <style:paragraph-properties fo:text-align="center"/>
      <style:text-properties fo:font-size="9pt" style:text-underline-style="none" style:font-size-asian="9pt" style:font-size-complex="9pt"/>
    </style:style>
    <style:style style:name="P19" style:family="paragraph">
      <loext:graphic-properties draw:fill="none" draw:fill-color="#ffffff"/>
      <style:text-properties fo:font-size="10.5pt" style:font-size-asian="10.5pt" style:font-size-complex="10.5pt"/>
    </style:style>
    <style:style style:name="P20" style:family="paragraph">
      <loext:graphic-properties draw:fill-color="#ffffff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8bc34a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style:font-name="Latin Modern Roman" fo:font-style="italic" style:font-style-asian="italic" style:font-style-complex="italic"/>
    </style:style>
    <style:style style:name="T2" style:family="text">
      <style:text-properties style:text-position="sub 58%" style:font-name="Latin Modern Roman" fo:font-style="italic" style:font-style-asian="italic" style:font-style-complex="italic"/>
    </style:style>
    <style:style style:name="T3" style:family="text">
      <style:text-properties style:font-name="Latin Modern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style:font-name="Latin Modern Roman" fo:font-size="9pt" fo:font-style="italic" style:text-underline-style="none" style:font-size-asian="9pt" style:font-style-asian="italic" style:font-size-complex="9pt" style:font-style-complex="italic"/>
    </style:style>
    <style:style style:name="T11" style:family="text">
      <style:text-properties style:text-position="-33% 58%" style:font-name="Latin Modern Roman" fo:font-size="9pt" fo:font-style="italic" style:text-underline-style="none" style:font-size-asian="9pt" style:font-style-asian="italic" style:font-size-complex="9pt" style:font-style-complex="italic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style:font-name="Latin Modern Roman" fo:font-size="10.5pt" fo:font-style="italic" style:font-size-asian="10.5pt" style:font-style-asian="italic" style:font-size-complex="10.5pt" style:font-style-complex="italic"/>
    </style:style>
    <style:style style:name="T14" style:family="text">
      <style:text-properties style:text-position="-33% 58%" style:font-name="Latin Modern Roman" fo:font-size="10.5pt" fo:font-style="italic" style:font-size-asian="10.5pt" style:font-style-asian="italic" style:font-size-complex="10.5pt" style:font-style-complex="italic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text-position="-33% 58%" fo:font-size="16pt" style:font-size-asian="16pt" style:font-size-complex="16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style:text-position="-33% 58%"/>
    </style:style>
    <style:style style:name="T19" style:family="text">
      <style:text-properties style:text-position="0% 100%"/>
    </style:style>
    <style:style style:name="T2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384cm" svg:height="1cm" svg:x="1.471cm" svg:y="12.623cm">
          <text:p text:style-name="P1">sol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384cm" svg:height="1.1cm" svg:x="1.471cm" svg:y="13.923cm"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cm" svg:height="1.2cm" svg:x="7.405cm" svg:y="12.8cm">
          <text:p text:style-name="P1">new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5.799cm" svg:height="1.2cm" svg:x="6.201cm" svg:y="14.2cm">
          <text:p text:style-name="P1">generated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" draw:id="id3" draw:layer="layout" svg:width="6.9cm" svg:height="3.6cm" svg:x="5.4cm" svg:y="12.1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4.855cm" svg:y1="14.473cm" svg:x2="6.201cm" svg:y2="14.8cm" draw:start-shape="id1" draw:start-glue-point="1" draw:end-shape="id2" draw:end-glue-point="6" svg:d="M4855 14473l1346 327" svg:viewBox="0 0 1347 328">
          <text:p/>
        </draw:connector>
        <draw:connector draw:style-name="gr6" draw:text-style-name="P5" draw:layer="layout" draw:type="line" svg:x1="12.3cm" svg:y1="13.9cm" svg:x2="14.399cm" svg:y2="13.123cm" draw:start-shape="id3" draw:start-glue-point="1" draw:end-shape="id4" draw:end-glue-point="3" svg:d="M12300 13900l2099-777" svg:viewBox="0 0 2100 778">
          <text:p/>
        </draw:connector>
        <draw:connector draw:style-name="gr7" draw:text-style-name="P5" draw:layer="layout" draw:type="line" svg:x1="12.3cm" svg:y1="13.9cm" svg:x2="14.399cm" svg:y2="14.473cm" draw:start-shape="id3" draw:start-glue-point="1" draw:end-shape="id5" draw:end-glue-point="3" svg:d="M12300 13900l2099 573" svg:viewBox="0 0 2100 574">
          <text:p/>
        </draw:connector>
        <draw:frame draw:style-name="gr8" draw:text-style-name="P6" draw:layer="layout" svg:width="4.285cm" svg:height="1.339cm" svg:x="7.115cm" svg:y="10.8cm">
          <draw:text-box>
            <text:p>sub-task <text:span text:style-name="T1">T</text:span><text:span text:style-name="T2">i</text:span></text:p>
          </draw:text-box>
        </draw:frame>
        <draw:frame draw:style-name="gr8" draw:text-style-name="P6" draw:layer="layout" svg:width="4.585cm" svg:height="1.339cm" svg:x="1.615cm" svg:y="10.815cm">
          <draw:text-box>
            <text:p>scholar <text:span text:style-name="T1">T</text:span><text:span text:style-name="T2">i-1</text:span></text:p>
          </draw:text-box>
        </draw:frame>
        <draw:frame draw:style-name="gr8" draw:text-style-name="P6" draw:layer="layout" svg:width="4.385cm" svg:height="1.339cm" svg:x="14.615cm" svg:y="10.792cm">
          <draw:text-box>
            <text:p>scholar<text:span text:style-name="T3"> </text:span><text:span text:style-name="T1">T</text:span><text:span text:style-name="T2">i</text:span></text:p>
          </draw:text-box>
        </draw:frame>
        <draw:frame draw:style-name="gr9" draw:text-style-name="P7" draw:layer="layout" svg:width="2.108cm" svg:height="1.673cm" draw:transform="rotate (0.309621409303794) translate (12.188cm 12.764cm)">
          <draw:text-box>
            <text:p><text:span text:style-name="T4">train</text:span></text:p>
          </draw:text-box>
        </draw:frame>
        <draw:frame draw:style-name="gr9" draw:text-style-name="P7" draw:layer="layout" svg:width="2.108cm" svg:height="1.673cm" draw:transform="rotate (-0.255167136641571) translate (12.534cm 13.966cm)">
          <draw:text-box>
            <text:p><text:span text:style-name="T4">train</text:span></text:p>
          </draw:text-box>
        </draw:frame>
        <draw:custom-shape draw:style-name="gr10" draw:text-style-name="P2" xml:id="id4" draw:id="id4" draw:layer="layout" svg:width="3.265cm" svg:height="1cm" svg:x="14.399cm" svg:y="12.623cm">
          <text:p text:style-name="P1">solver</text:p>
          <draw:enhanced-geometry svg:viewBox="0 0 21600 21600" draw:type="rectangle" draw:enhanced-path="M 0 0 L 21600 0 21600 21600 0 21600 0 0 Z N"/>
        </draw:custom-shape>
        <draw:custom-shape draw:style-name="gr11" draw:text-style-name="P2" xml:id="id5" draw:id="id5" draw:layer="layout" svg:width="3.265cm" svg:height="1.1cm" svg:x="14.399cm" svg:y="13.923cm"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648cm" svg:height="2.744cm" svg:x="1.338cm" svg:y="12.4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519cm" svg:height="2.744cm" svg:x="14.281cm" svg:y="12.411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2.8cm" svg:height="1.826cm" svg:x="-0.2cm" svg:y="12.5cm">
          <draw:text-box>
            <text:p><text:span text:style-name="T5">...</text:span></text:p>
          </draw:text-box>
        </draw:frame>
        <draw:frame draw:style-name="gr14" draw:text-style-name="P8" draw:layer="layout" svg:width="2.8cm" svg:height="1.826cm" svg:x="17.7cm" svg:y="12.477cm">
          <draw:text-box>
            <text:p><text:span text:style-name="T5">...</text:span></text:p>
          </draw:text-box>
        </draw:frame>
        <draw:line draw:style-name="gr7" draw:text-style-name="P5" draw:layer="layout" svg:x1="8.885cm" svg:y1="11.723cm" svg:x2="8.885cm" svg:y2="12.923cm">
          <text:p/>
        </draw:lin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6" draw:text-style-name="P3" xml:id="id8" draw:id="id8" draw:layer="layout" svg:width="2.896cm" svg:height="1.2cm" svg:x="7.409cm" svg:y="12.8cm">
          <text:p text:style-name="P1">new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5.2cm" svg:height="3.6cm" svg:x="5.8cm" svg:y="12.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285cm" svg:height="1.339cm" svg:x="6.415cm" svg:y="10.8cm">
          <draw:text-box>
            <text:p>sub-task <text:span text:style-name="T1">T</text:span><text:span text:style-name="T2">i</text:span></text:p>
          </draw:text-box>
        </draw:frame>
        <draw:frame draw:style-name="gr18" draw:text-style-name="P6" draw:layer="layout" svg:width="4.585cm" svg:height="0.962cm" svg:x="1.515cm" svg:y="10.815cm">
          <draw:text-box>
            <text:p>scholar</text:p>
          </draw:text-box>
        </draw:frame>
        <draw:frame draw:style-name="gr9" draw:text-style-name="P11" draw:layer="layout" svg:width="2.611cm" svg:height="1.673cm" svg:x="10.689cm" svg:y="13.906cm">
          <draw:text-box>
            <text:p text:style-name="P10"><text:span text:style-name="T6">3. train</text:span></text:p>
          </draw:text-box>
        </draw:frame>
        <draw:frame draw:style-name="gr14" draw:text-style-name="P8" draw:layer="layout" svg:width="2.8cm" svg:height="1.826cm" svg:x="-0.2cm" svg:y="12.5cm">
          <draw:text-box>
            <text:p><text:span text:style-name="T5">...</text:span></text:p>
          </draw:text-box>
        </draw:frame>
        <draw:frame draw:style-name="gr14" draw:text-style-name="P8" draw:layer="layout" svg:width="2.8cm" svg:height="1.826cm" svg:x="13.5cm" svg:y="12.477cm">
          <draw:text-box>
            <text:p><text:span text:style-name="T5">...</text:span></text:p>
          </draw:text-box>
        </draw:frame>
        <draw:line draw:style-name="gr7" draw:text-style-name="P5" draw:layer="layout" svg:x1="8.885cm" svg:y1="11.723cm" svg:x2="8.885cm" svg:y2="12.923cm">
          <text:p/>
        </draw:line>
        <draw:connector draw:style-name="gr19" draw:text-style-name="P5" draw:layer="layout" draw:type="curve" draw:line-skew="-1.674cm" svg:x1="13.099cm" svg:y1="13.873cm" svg:x2="3.063cm" svg:y2="13.323cm" draw:end-shape="id6" draw:end-glue-point="0" svg:d="M13099 13873c0-4087-10036-3812-10036-550" svg:viewBox="0 0 10037 3033">
          <text:p/>
        </draw:connector>
        <draw:frame draw:style-name="gr20" draw:text-style-name="P12" draw:layer="layout" svg:width="2.32cm" svg:height="0.916cm" draw:transform="rotate (0.191113553093379) translate (4.941cm 12.873cm)">
          <draw:text-box>
            <text:p><text:span text:style-name="T7">1. query</text:span></text:p>
          </draw:text-box>
        </draw:frame>
        <draw:custom-shape draw:style-name="gr2" draw:text-style-name="P2" xml:id="id6" draw:id="id6" draw:layer="layout" svg:width="3.384cm" svg:height="1.1cm" svg:x="1.371cm" svg:y="13.323cm">
          <text:p text:style-name="P1">GMM</text:p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3.035cm" svg:height="0.763cm" draw:transform="rotate (-0.330739893252926) translate (4.942cm 13.996cm)">
          <draw:text-box>
            <text:p><text:span text:style-name="T7">2. generate</text:span></text:p>
          </draw:text-box>
        </draw:frame>
        <draw:connector draw:style-name="gr6" draw:text-style-name="P5" draw:layer="layout" draw:type="line" svg:x1="4.755cm" svg:y1="13.873cm" svg:x2="7.406cm" svg:y2="14.8cm" draw:start-shape="id6" draw:start-glue-point="1" draw:end-shape="id7" draw:end-glue-point="6" svg:d="M4755 13873l2651 927" svg:viewBox="0 0 2652 928">
          <text:p/>
        </draw:connector>
        <draw:custom-shape draw:style-name="gr22" draw:text-style-name="P3" xml:id="id7" draw:id="id7" draw:layer="layout" svg:width="2.895cm" svg:height="1.2cm" svg:x="7.406cm" svg:y="14.2cm">
          <text:p text:style-name="P1">gen.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7.409cm" svg:y1="13.4cm" svg:x2="4.755cm" svg:y2="13.873cm" draw:start-shape="id8" draw:start-glue-point="6" draw:end-shape="id6" draw:end-glue-point="1" svg:d="M7409 13400l-2654 473" svg:viewBox="0 0 2655 474">
          <text:p/>
        </draw:connector>
        <draw:line draw:style-name="gr7" draw:text-style-name="P5" draw:layer="layout" svg:x1="10.989cm" svg:y1="13.906cm" svg:x2="13.2cm" svg:y2="13.906cm">
          <text:p/>
        </draw:lin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3" draw:text-style-name="P13" draw:layer="layout" svg:width="2.406cm" svg:height="1.439cm" draw:transform="rotate (0.593411945678072) translate (8.793cm 14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2.406cm" svg:height="1.439cm" draw:transform="rotate (0.593411945678072) translate (3.055cm 14.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presentation:style-name="pr2" draw:layer="layout" svg:width="25.199cm" svg:height="2.629cm" svg:x="1.4cm" svg:y="0.628cm" presentation:class="title" presentation:placeholder="true">
          <draw:text-box/>
        </draw:frame>
        <draw:custom-shape draw:style-name="gr24" draw:text-style-name="P14" draw:layer="layout" svg:width="5cm" svg:height="1.4cm" svg:x="0.048cm" svg:y="1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2cm" svg:height="0.2cm" svg:x="1.555cm" svg:y="14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2.555cm" svg:y="14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2.755cm" svg:y="15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3.455cm" svg:y="15.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4.155cm" svg:y="15.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4.555cm" svg:y="14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4.155cm" svg:y="14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3.255cm" svg:y="14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0.755cm" svg:y="15.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0.555cm" svg:y="14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0.955cm" svg:y="14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1.755cm" svg:y="14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2.855cm" svg:y="14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3.655cm" svg:y="14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1.855cm" svg:y="15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2.155cm" svg:y="14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5cm" svg:height="1.4cm" svg:x="5.786cm" svg:y="1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2cm" svg:height="0.2cm" svg:x="7.293cm" svg:y="14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8.293cm" svg:y="14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8.493cm" svg:y="15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9.493cm" svg:y="15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10.193cm" svg:y="15.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10.893cm" svg:y="14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10.393cm" svg:y="14.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8.993cm" svg:y="14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6.493cm" svg:y="15.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6.293cm" svg:y="14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6.693cm" svg:y="14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7.493cm" svg:y="14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8.593cm" svg:y="14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9.793cm" svg:y="14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7.593cm" svg:y="15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2cm" svg:height="0.2cm" svg:x="7.893cm" svg:y="14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74.626865671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5" draw:layer="layout" svg:x1="4.068cm" svg:y1="13.6cm" svg:x2="3.97cm" svg:y2="14.947cm">
          <text:p/>
        </draw:line>
        <draw:frame draw:style-name="gr27" draw:text-style-name="P16" draw:layer="layout" svg:width="2.3cm" svg:height="0.662cm" svg:x="3.3cm" svg:y="13.1cm">
          <draw:text-box>
            <text:p><text:span text:style-name="T8">sampling</text:span></text:p>
          </draw:text-box>
        </draw:frame>
        <draw:frame draw:style-name="gr28" draw:text-style-name="P18" draw:layer="layout" svg:width="2.8cm" svg:height="1.124cm" svg:x="0.2cm" svg:y="12.9cm">
          <draw:text-box>
            <text:p text:style-name="P17"><text:span text:style-name="T9">Before training </text:span><text:span text:style-name="T9"><text:line-break/></text:span><text:span text:style-name="T9">on </text:span><text:span text:style-name="T10">T</text:span><text:span text:style-name="T11">i</text:span></text:p>
          </draw:text-box>
        </draw:frame>
        <draw:frame draw:style-name="gr29" draw:text-style-name="P19" draw:layer="layout" svg:width="3.9cm" svg:height="0.849cm" svg:x="6cm" svg:y="13.101cm">
          <draw:text-box>
            <text:p><text:span text:style-name="T12">After training on <text:s/></text:span><text:span text:style-name="T13">T</text:span><text:span text:style-name="T14">i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line draw:style-name="gr30" draw:text-style-name="P5" draw:layer="layout" svg:x1="0cm" svg:y1="14.618cm" svg:x2="14.2cm" svg:y2="14.618cm">
          <text:p/>
        </draw:line>
        <draw:custom-shape draw:style-name="gr31" draw:text-style-name="P22" draw:layer="layout" svg:width="3.6cm" svg:height="1.2cm" svg:x="0.5cm" svg:y="11.518cm">
          <text:p text:style-name="P21"><text:span text:style-name="T15">Data for T</text:span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3.6cm" svg:height="1.2cm" svg:x="0.5cm" svg:y="13.018cm">
          <text:p text:style-name="P21"><text:span text:style-name="T15">Labels for T</text:span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3.6cm" svg:height="1.2cm" svg:x="4.8cm" svg:y="11.518cm">
          <text:p text:style-name="P21"><text:span text:style-name="T15">Data for T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3.6cm" svg:height="1.2cm" svg:x="4.8cm" svg:y="13.018cm">
          <text:p text:style-name="P21"><text:span text:style-name="T15">Labels for T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3.6cm" svg:height="1.2cm" svg:x="9.1cm" svg:y="11.518cm">
          <text:p text:style-name="P21"><text:span text:style-name="T15">Data for T</text:span><text:span text:style-name="T17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3.6cm" svg:height="1.2cm" svg:x="9.1cm" svg:y="13.018cm">
          <text:p text:style-name="P21"><text:span text:style-name="T15">Labels for T</text:span><text:span text:style-name="T16">3</text:span></text:p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3.6cm" svg:height="0.67cm" svg:x="0.5cm" svg:y="10.848cm">
          <draw:image xlink:href="Pictures/100002010000015E0000002B8373D1293AAD6201.png" xlink:type="simple" xlink:show="embed" xlink:actuate="onLoad" loext:mime-type="image/png">
            <text:p/>
          </draw:image>
        </draw:frame>
        <draw:frame draw:style-name="gr33" draw:text-style-name="P21" draw:layer="layout" svg:width="3.594cm" svg:height="0.66cm" svg:x="4.8cm" svg:y="10.858cm">
          <draw:image xlink:href="Pictures/10000201000001AA0000003853851DFA47A1D4DA.png" xlink:type="simple" xlink:show="embed" xlink:actuate="onLoad" loext:mime-type="image/png">
            <text:p/>
          </draw:image>
        </draw:frame>
        <draw:frame draw:style-name="gr33" draw:text-style-name="P21" draw:layer="layout" svg:width="3.63cm" svg:height="0.658cm" svg:x="9.081cm" svg:y="10.86cm">
          <draw:image xlink:href="Pictures/10000201000001AD000000319080F3D6C389802B.png" xlink:type="simple" xlink:show="embed" xlink:actuate="onLoad" loext:mime-type="image/png">
            <text:p/>
          </draw:image>
        </draw:frame>
        <draw:frame draw:style-name="gr34" draw:text-style-name="P23" draw:layer="layout" svg:width="13.4cm" svg:height="1.114cm" svg:x="0.5cm" svg:y="14.818cm">
          <draw:text-box>
            <text:p>Sub-task T<text:span text:style-name="T18">1 <text:s text:c="6"/></text:span><text:span text:style-name="T19"><text:s text:c="2"/>Sub-task T</text:span><text:span text:style-name="T18">2</text:span><text:span text:style-name="T19"> <text:s text:c="5"/>Sub-task T</text:span><text:span text:style-name="T18">3</text:span></text:p>
          </draw:text-box>
        </draw:frame>
        <draw:frame draw:style-name="gr35" draw:text-style-name="P25" draw:layer="layout" svg:width="3.6cm" svg:height="2.143cm" svg:x="12.6cm" svg:y="11.218cm">
          <draw:text-box>
            <text:p text:style-name="P24"><text:span text:style-name="T20">...</text:span></text:p>
          </draw:text-box>
        </draw:frame>
        <presentation:notes draw:style-name="dp1">
          <draw:page-thumbnail draw:style-name="gr15" draw:layer="layout" svg:width="19.798cm" svg:height="11.136cm" svg:x="0.6cm" svg:y="2.257cm" draw:page-number="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08:37:30.970100613</meta:creation-date>
    <dc:date>2022-09-12T11:02:53.582950710</dc:date>
    <meta:editing-duration>PT1H17M</meta:editing-duration>
    <meta:editing-cycles>16</meta:editing-cycles>
    <meta:generator>LibreOffice/6.4.7.2$Linux_X86_64 LibreOffice_project/40$Build-2</meta:generator>
    <meta:document-statistic meta:object-count="119"/>
  </office:meta>
</office:document-meta>
</file>